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9cm" svg:x="1.4cm" svg:y="1.905cm" presentation:class="title" presentation:user-transformed="true">
          <draw:text-box>
            <text:p><text:span text:style-name="T1">Introduction to classic &amp; constructive</text:span><text:span text:style-name="T1"><text:line-break/></text:span><text:line-break/><text:span text:style-name="T2">P</text:span>ath <text:span text:style-name="T2">S</text:span>emantical <text:span text:style-name="T2">Q</text:span>uantum Logic<text:line-break/><text:line-break/><text:span text:style-name="T2">PSQ</text:span></text:p>
          </draw:text-box>
        </draw:frame>
        <draw:frame presentation:style-name="pr2" draw:text-style-name="P2" draw:layer="layout" svg:width="25.199cm" svg:height="2.54cm" svg:x="1.471cm" svg:y="12.7cm" presentation:class="subtitle" presentation:user-transformed="true">
          <draw:text-box>
            <text:p text:style-name="P1"><text:span text:style-name="T3">By Sven Nilsen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Quick Summary of Logic 1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16 binary operators (AND, OR, IMPLY etc.)</text:p>
              </text:list-item>
              <text:list-item>
                <text:p>Propositional Logic is the 0-th order logic</text:p>
              </text:list-item>
              <text:list-item>
                <text:p>1-th order logic adds predicates and quantifiers</text:p>
              </text:list-item>
              <text:list-item>
                <text:p>Classical Logic has excluded middle `a | !a`</text:p>
              </text:list-item>
              <text:list-item>
                <text:p>Constructive Logic has no excluded middle</text:p>
              </text:list-item>
              <text:list-item>
                <text:p>Exponential Complexity `O(2^n)` for `n`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Quick Summary of Logic 2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 classical proof `f` is<text:line-break/>`f : bool^n → bool` where `f &lt;=&gt; \true`</text:p>
                <text:p>This means `f` returns `true` for all inputs</text:p>
              </text:list-item>
              <text:list-item>
                <text:p>A constructive proof `f` is a program<text:line-break/>`f : A` where `A` is a type<text:line-break/>This means `f` is a point in the space `A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tending Logic for PSQ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ree extensions necessary:</text:p>
                <text:list>
                  <text:list-item>
                    <text:p>1<text:span text:style-name="T4">st</text:span> step: Exponential `^` operator</text:p>
                  </text:list-item>
                  <text:list-item>
                    <text:p>2<text:span text:style-name="T4">nd</text:span> step: Qubit `~` operator</text:p>
                  </text:list-item>
                  <text:list-item>
                    <text:p>3<text:span text:style-name="T4">rd</text:span> step: Path semantical levels using core axiom</text:p>
                  </text:list-item>
                </text:list>
              </text:list-item>
              <text:list-item>
                <text:p>Related families of logics (excm = excluded middle):</text:p>
                <text:list>
                  <text:list-item>
                    <text:p><text:span text:style-name="T2">Constructive PSQ: 1, 2, 3</text:span><text:tab/><text:tab/><text:tab/><text:tab/><text:tab/> <text:s/><text:tab/><text:tab/>PSI: 2, 3</text:p>
                  </text:list-item>
                  <text:list-item>
                    <text:p><text:span text:style-name="T2">Classical PSQ: 2 + excm</text:span><text:tab/><text:tab/><text:tab/><text:tab/><text:tab/> <text:tab/><text:tab/><text:tab/> <text:s/><text:tab/><text:tab/>PSL: 3 + exc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onential `^` Operator 1 of 3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`a^b` means `a` is provable from `b`</text:p>
              </text:list-item>
              <text:list-item>
                <text:p>Similar to `a =&gt; b`, but can not capture from the environment like lambda/closure expressions</text:p>
              </text:list-item>
              <text:list-item>
                <text:p>Can be thought of as like a function pointer</text:p>
              </text:list-item>
              <text:list-item>
                <text:p>`uniform(a) = (a^true | false^a)`</text:p>
              </text:list-item>
              <text:list-item>
                <text:p>`theory(a) = !uniform(a)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onential `^` Operator 2 of 3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`a^b =&gt; (a^b)^c`</text:p>
              </text:list-item>
              <text:list-item>
                <text:p>`(a =&gt; b^a) =&gt; b^a`</text:p>
              </text:list-item>
              <text:list-item>
                <text:p>`(a^b)^c =&gt; a^(b &amp; c)`</text:p>
              </text:list-item>
              <text:list-item>
                <text:p>`(a^b)^a`</text:p>
              </text:list-item>
              <text:list-item>
                <text:p>`uniform(a) | theory(a)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onential `^` Operator 3 of 3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`(false^(a == b) | false^(b == c)) =&gt; (a == c)^true`</text:span></text:p>
              </text:list-item>
              <text:list-item>
                <text:p>`(a □ b)^c == (a^c □ b^c)`</text:p>
              </text:list-item>
              <text:list-item>
                <text:p>`c^(a □ b) == (c^a □[¬] c^b)`</text:p>
              </text:list-item>
              <text:list-item>
                <text:p>`((!a)^b)^(!(a^b))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Qubit `~` Operator 1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classic logic, `~a` uses `a` as a pseudo-random seed such that `~a` can in principle be equal to any other proposition</text:p>
              </text:list-item>
              <text:list-item>
                <text:p>This makes classical proofs probabilistic</text:p>
              </text:list-item>
              <text:list-item>
                <text:p>The number of nested applications of the qubit operator defines homotopy levels, e.g. `~~a`<text:line-break/>has homotopy level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Qubit `~` Operator 2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constructive logic, `~a` is a 1-avatar<text:line-break/>(new-type) which only allows substitution `~b`<text:line-break/>under tautological equality `(a == b)^true`</text:p>
              </text:list-item>
              <text:list-item>
                <text:p>It means, one can not turn `~a` into `~b` except under special circumstances where is it provable that `a == b` under none assumptions</text:p>
              </text:list-item>
              <text:list-item>
                <text:p>Requires Exponential Propositions `^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Quality `~~` Oper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(a ~~ b) == ((a == b) &amp; ~a &amp; ~b)`</text:p>
                <text:p>This proves `(a ~~ a) == ~a`</text:p>
              </text:list-item>
              <text:list-item>
                <text:p>`(a == b) &amp; theory(a == b) =&gt; (a ~~ b)`<text:line-break/>This lifts equality into quality,<text:line-break/>which does not hold for reflexivity `a == a`</text:p>
              </text:list-item>
              <text:list-item>
                <text:p>Quality `~~` is used in the core axi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Aquality `~!~` Oper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(a ~!~ b) == ((a == b) &amp; !~a &amp; !~b)`</text:p>
                <text:p>This proves `(a ~!~ a) == !~a`</text:p>
              </text:list-item>
              <text:list-item>
                <text:p>Usually accompanied with axiom `!~a == ~!a`,<text:line-break/>but does not hold in all models</text:p>
              </text:list-item>
              <text:list-item>
                <text:p>In principle the same as quality, since one can prove same theorems by swapping quality with aquality and vice vers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h Semantical Levels 1 of 2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ch proposition has an associated natural number which is used to prove an order `a1 &lt; a2`</text:p>
              </text:list-item>
              <text:list-item>
                <text:p>Core axiom:<text:line-break/><text:line-break/><text:tab/>((a1 =&gt; a2) &amp; (b1 =&gt; b2) &amp;<text:line-break/><text:tab/> (a1 &lt; a2) &amp; (b1 &lt; b2) &amp;<text:line-break/> <text:s text:c="4"/>(a1 ~~ b1)) =&gt; (b1 ~~ b2)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h Semantical Levels 2 of 2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Levels can be interpreted as moments in time,<text:line-break/>or higher universes of types</text:p>
              </text:list-item>
              <text:list-item>
                <text:p>Choice of core axioms forces bias toward quality, aquality, or even restoring symmetry of the two, which has deep philosophical implications</text:p>
              </text:list-item>
              <text:list-item>
                <text:p>Each level is like a complete language of logic,<text:line-break/>where quality is used to lift relations from one level to the next – using the core axiom (this structures levels) <text:line-break/><text:tab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motopy Levels 1 of 2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Homotopy Levels are not Path Semantical Levels,<text:line-break/>but more like “unstructured relativity of time”</text:p>
              </text:list-item>
              <text:list-item>
                <text:p>`|bool^n x bool^n → bool^n|` counts number of binary functions as measure of complexity</text:p>
              </text:list-item>
              <text:list-item>
                <text:p>Rapidly grows `1, 16, 2^32, ...` larger than the number of atoms in the universe in level 4</text:p>
              </text:list-item>
              <text:list-item>
                <text:p>Humanly incomprehensibly complex and rich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motopy Levels 2 of 2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hom_eq(2, a, b) == ((a == b) &amp; (~a == ~b))`</text:p>
              </text:list-item>
              <text:list-item>
                <text:p>`(a ~~ b) =&gt; hom_eq(2, a, b)`</text:p>
              </text:list-item>
              <text:list-item>
                <text:p>`(a ~!~ b) =&gt; hom_eq(2, a, b)`</text:p>
              </text:list-item>
              <text:list-item>
                <text:p>`hom_eq(2, a, b) == (a ~~ b) | (a ~!~ b)` (excm)</text:p>
              </text:list-item>
              <text:list-item>
                <text:p>`hom_eq(n, a, b)` aligns qubits in range `[0, n)`,<text:line-break/>such that `∀ i [0, n) { ~^i(a) == ~^i(b) }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torus Homotopy 1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`~a` might be thought of as creating a “circle” around the point `a`</text:p>
              </text:list-item>
              <text:list-item>
                <text:p>`~~a` might be thought of as creating a “torus” around the point `a`, or “circle” around “circle” around `a`</text:p>
              </text:list-item>
              <text:list-item>
                <text:p>`~^n(a)` might be thought of as creating a “hypertorus” around the point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torus Homotopy 2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en `~a == ~b`, the two circles around `a` and `b` are propositionally equal, which forms a homotopy path</text:p>
              </text:list-item>
              <text:list-item>
                <text:p>This notion of homotopy path is restricted to at most one homotopy path between two points</text:p>
              </text:list-item>
              <text:list-item>
                <text:p>The points can be inequal, e.g. `a != b`<text:line-break/>while being connected by homotopy `~a == ~b`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onus: Modal Logic 1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ses Exponential `^` operator</text:p>
              </text:list-item>
              <text:list-item>
                <text:p>Based on theory of Avatar Extensions</text:p>
              </text:list-item>
              <text:list-item>
                <text:p>`◇p == false^(false^p))` is “taboo knowledge”</text:p>
              </text:list-item>
              <text:list-item>
                <text:p>Safe to “write”, unsafe to “read”</text:p>
              </text:list-item>
              <text:list-item>
                <text:p>Safe invariants using unsafe proofs hide the taboo knowledge from the outside wor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onus: Modal Logic 2 of 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 `!` operator using `^` inverts every bit</text:p>
              </text:list-item>
              <text:list-item>
                <text:p>The `!` operator using `◇` normalises to the invertion in the sense of possible worlds</text:p>
              </text:list-item>
              <text:list-item>
                <text:p>Allows avoiding using two different `!` operators</text:p>
              </text:list-item>
              <text:list-item>
                <text:p>Might be thought of as a local space of a Möbius strip (or a space with Listing-Möbius shifts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Extend logic with `^, ~, &lt;, ◇`</text:p>
              </text:list-item>
              <text:list-item>
                <text:p>Follows from making core axiom “well behaved”</text:p>
                <text:p text:style-name="P5"><text:span text:style-name="T6">One Axiom to rule them all,</text:span><text:span text:style-name="T6"><text:line-break/></text:span><text:span text:style-name="T6">One Axiom to find them,</text:span><text:span text:style-name="T6"><text:line-break/></text:span><text:span text:style-name="T6">One Axiom to bring them all</text:span><text:span text:style-name="T6"><text:line-break/></text:span><text:span text:style-name="T6">and in the End, a new beginning</text:span><text:span text:style-name="T6"><text:line-break/></text:span><text:span text:style-name="T6">there and back again,</text:span><text:span text:style-name="T6"><text:line-break/></text:span><text:span text:style-name="T6">so comes snow after fire,</text:span><text:span text:style-name="T6"><text:line-break/></text:span><text:span text:style-name="T6">and even dragons have their ending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07T00:12:02.188290432</meta:creation-date>
    <dc:date>2022-10-07T02:58:01.357317439</dc:date>
    <meta:editing-duration>PT1M4S</meta:editing-duration>
    <meta:editing-cycles>1</meta:editing-cycles>
    <meta:document-statistic meta:object-count="101"/>
    <meta:generator>LibreOffice/7.2.2.2$MacOSX_X86_64 LibreOffice_project/02b2acce88a210515b4a5bb2e46cbfb63fe97d56</meta:generator>
  </office:meta>
</office:document-meta>
</file>